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LayoutEvent.RemoveLayoutEvent( PortalService service , String event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veLayoutEvent.RemoveLayoutEvent( Layou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LayoutEvent.as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